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Connect</text:h>
                    <text:list>
                        <text:list-item>
                            <text:h text:style-name="Heading_20_2" text:outline-level="2">Description</text:h>
                        </text:list-item>
                    </text:list>
                </text:list-item>
            </text:list>

            <text:p text:style-name="Standard"/>

            <text:p text:style-name="Standard"><text:span>Makes a connection to the serial port. If the connection is successful, Flow execution continues through the </text:span><text:span text:style-name="backtick">seqout</text:span><text:span> output, and if an error occurred, it can be caught if </text:span><text:span text:style-name="backtick">Catch error</text:span><text:span> is enab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o be used for serial communica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